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itOp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?</text:p>
          </draw:text-box>
        </draw:frame>
        <draw:frame presentation:style-name="pr4" draw:text-style-name="P1" draw:layer="layout" svg:width="25.199cm" svg:height="9.134cm" svg:x="1.4cm" svg:y="3.81cm" presentation:class="outline" presentation:user-transformed="true">
          <draw:text-box>
            <text:list text:style-name="L2">
              <text:list-item>
                <text:p>Modern infrastructure is declarative</text:p>
              </text:list-item>
              <text:list-item>
                <text:p>We can represent it’s state in source control</text:p>
              </text:list-item>
              <text:list-item>
                <text:p>GitOps - using git to do operations</text:p>
                <text:list>
                  <text:list-item>
                    <text:p>Git is the source of truth for our deployments.</text:p>
                  </text:list-item>
                  <text:list-item>
                    <text:p>deploy/upgrade = make changes in git re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rail / Audit log</text:p>
              </text:list-item>
              <text:list-item>
                <text:p>Ability to revert</text:p>
              </text:list-item>
              <text:list-item>
                <text:p>Ability to review</text:p>
              </text:list-item>
              <text:list-item>
                <text:p>Use PR flow to test proposed chang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me made workflows</text:p>
                <text:list>
                  <text:list-item>
                    <text:p>CI/CD</text:p>
                  </text:list-item>
                  <text:list-item>
                    <text:p>git webhooks</text:p>
                  </text:list-item>
                </text:list>
              </text:list-item>
              <text:list-item>
                <text:p>Off the shelf tools</text:p>
                <text:list>
                  <text:list-item>
                    <text:p>Fl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ings to consid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Git is the UI/UX</text:p>
                <text:list>
                  <text:list-item>
                    <text:p>Lots of YAMLs.</text:p>
                  </text:list-item>
                </text:list>
              </text:list-item>
              <text:list-item>
                <text:p>Secret Management</text:p>
                <text:list>
                  <text:list-item>
                    <text:p>You usually don’t want plain secrets in git</text:p>
                  </text:list-item>
                  <text:list-item>
                    <text:p>Consider <text:a xlink:href="https://github.com/godaddy/kubernetes-external-secrets" xlink:type="simple">External Secrets</text:a>, <text:a xlink:href="https://github.com/bitnami-labs/sealed-secrets" xlink:type="simple">Sealed Secrets</text:a>.</text:p>
                  </text:list-item>
                  <text:list-item>
                    <text:p>Flux has support for YAML decryption with <text:a xlink:href="https://github.com/mozilla/sops" xlink:type="simple">Mozilla SOPS</text:a></text:p>
                  </text:list-item>
                </text:list>
              </text:list-item>
              <text:list-item>
                <text:p>Intentional automated drifts from git state</text:p>
                <text:list>
                  <text:list-item>
                    <text:p>Failed deployments / automated rollbacks</text:p>
                  </text:list-item>
                  <text:list-item>
                    <text:p>HPA (i.e. increment number of replica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time!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lux v2</text:p>
              </text:list-item>
              <text:list-item>
                <text:p>Flux docs: <text:a xlink:href="https://toolkit.fluxcd.io/get-started/" xlink:type="simple">https://toolkit.fluxcd.io/get-started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0:57:43.403520669</meta:creation-date>
    <dc:date>2020-11-10T15:04:32.797604069</dc:date>
    <meta:editing-duration>PT2H44M6S</meta:editing-duration>
    <meta:editing-cycles>19</meta:editing-cycles>
    <meta:generator>LibreOffice/6.4.6.2$Linux_X86_64 LibreOffice_project/40$Build-2</meta:generator>
    <meta:document-statistic meta:object-count="45"/>
  </office:meta>
</office:document-meta>
</file>